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" svg:font-family="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20cm" fo:min-width="15.7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3" style:family="graphic" style:parent-style-name="standard">
      <style:graphic-properties draw:fill="none" draw:fill-color="#729fcf" draw:textarea-horizontal-align="justify" draw:textarea-vertical-align="middle" draw:auto-grow-height="false" fo:min-height="3.75cm" fo:min-width="7.5cm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16.85cm" fo:min-width="12.45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vertical-align="middle" fo:min-height="7.685cm"/>
      <style:paragraph-properties style:writing-mode="lr-tb"/>
    </style:style>
    <style:style style:name="gr6" style:family="graphic" style:parent-style-name="objectwithoutfill">
      <style:graphic-properties svg:stroke-color="#43e94b" draw:fill="none" draw:textarea-vertical-align="middle"/>
    </style:style>
    <style:style style:name="gr7" style:family="graphic" style:parent-style-name="objectwithoutfill">
      <style:graphic-properties svg:stroke-width="0.053cm" svg:stroke-color="#43e94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d83a4d" draw:fill="none" draw:textarea-vertical-align="middle"/>
    </style:style>
    <style:style style:name="gr9" style:family="graphic" style:parent-style-name="objectwithoutfill">
      <style:graphic-properties draw:stroke="dash" draw:stroke-dash="Long_20_Dash" svg:stroke-color="#d83a4d" svg:stroke-linecap="butt" draw:fill="none" draw:textarea-vertical-align="middle"/>
    </style:style>
    <style:style style:name="gr10" style:family="graphic" style:parent-style-name="standard">
      <style:graphic-properties draw:fill-color="#43e94b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d83a4d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13" style:family="graphic" style:parent-style-name="objectwithoutfill">
      <style:graphic-properties draw:stroke="dash" draw:stroke-dash="Double_20_Dash_20__28_Rounded_29_" svg:stroke-color="#43e94b" svg:stroke-linecap="roun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  <style:text-properties style:font-name="DejaVu Sans"/>
    </style:style>
    <style:style style:name="P3" style:family="paragraph">
      <loext:graphic-properties draw:fill="none" draw:fill-color="#ffffff"/>
      <style:paragraph-properties fo:text-align="start"/>
      <style:text-properties style:font-name="DejaVu Sans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start"/>
      <style:text-properties style:font-name="DejaVu Sans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DejaVu Sans"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start"/>
      <style:text-properties style:font-name="DejaVu Sans" fo:font-size="16pt" style:font-size-asian="16pt" style:font-size-complex="16pt"/>
    </style:style>
    <style:style style:name="P8" style:family="paragraph">
      <style:paragraph-properties fo:text-align="start"/>
      <style:text-properties style:font-name="DejaVu Serif"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paragraph-properties fo:text-align="start"/>
      <style:text-properties style:font-name="DejaVu Serif" fo:font-size="16pt" fo:font-style="italic" style:font-size-asian="16pt" style:font-style-asian="italic" style:font-size-complex="16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43e94b"/>
      <style:paragraph-properties fo:text-align="center"/>
    </style:style>
    <style:style style:name="P12" style:family="paragraph">
      <loext:graphic-properties draw:fill-color="#d83a4d"/>
      <style:paragraph-properties fo:text-align="center"/>
    </style:style>
    <style:style style:name="P13" style:family="paragraph">
      <style:text-properties style:font-name="FreeMono" fo:font-size="14pt" style:font-size-asian="14pt" style:font-size-complex="14pt"/>
    </style:style>
    <style:style style:name="P14" style:family="paragraph">
      <loext:graphic-properties draw:fill="none" draw:fill-color="#ffffff"/>
      <style:text-properties style:font-name="FreeMono" fo:font-size="14pt" style:font-size-asian="14pt" style:font-size-complex="14pt"/>
    </style:style>
    <style:style style:name="P15" style:family="paragraph">
      <loext:graphic-properties draw:fill="none" draw:fill-color="#ffffff"/>
    </style:style>
    <style:style style:name="P16" style:family="paragraph">
      <style:text-properties style:font-name="DejaVu Serif" fo:font-size="14pt" fo:font-style="italic" style:font-size-asian="14pt" style:font-style-asian="italic" style:font-size-complex="14pt" style:font-style-complex="italic"/>
    </style:style>
    <style:style style:name="P17" style:family="paragraph">
      <loext:graphic-properties draw:fill="none" draw:fill-color="#ffffff"/>
      <style:text-properties style:font-name="DejaVu Serif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6pt" style:font-size-asian="16pt" style:font-size-complex="16pt"/>
    </style:style>
    <style:style style:name="T3" style:family="text">
      <style:text-properties style:font-name="DejaVu Serif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DejaVu Serif" fo:font-size="16pt" style:font-size-asian="16pt" style:font-size-complex="16pt"/>
    </style:style>
    <style:style style:name="T5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rocess" draw:style-name="gr1" draw:text-style-name="P1" draw:layer="layout" svg:width="16.25cm" svg:height="20.25cm" svg:x="2.5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5cm" svg:height="1.25cm" svg:x="2.3cm" svg:y="2.15cm">
          <draw:text-box>
            <text:p text:style-name="P2"><text:span text:style-name="T1">Process</text:span></text:p>
          </draw:text-box>
        </draw:frame>
        <draw:custom-shape draw:style-name="gr3" draw:text-style-name="P4" draw:layer="layout" svg:width="8cm" svg:height="4cm" svg:x="8.6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95cm" svg:height="17.1cm" svg:x="4.25cm" svg:y="4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5cm" svg:height="1.25cm" svg:x="4.1cm" svg:y="3.65cm">
          <draw:text-box>
            <text:p text:style-name="P2"><text:span text:style-name="T1">layer-cake</text:span></text:p>
          </draw:text-box>
        </draw:frame>
        <draw:frame draw:style-name="gr2" draw:text-style-name="P3" draw:layer="layout" svg:width="5.75cm" svg:height="1.25cm" svg:x="8.5cm" svg:y="4.95cm">
          <draw:text-box>
            <text:p text:style-name="P2"><text:span text:style-name="T1">Application</text:span></text:p>
          </draw:text-box>
        </draw:frame>
        <draw:frame draw:style-name="gr2" draw:text-style-name="P7" draw:layer="layout" svg:width="16.25cm" svg:height="2.859cm" svg:x="2.5cm" svg:y="25.346cm">
          <draw:text-box>
            <text:p text:style-name="P5"><text:span text:style-name="T2">$ export </text:span><text:span text:style-name="T2">LAYER_CAKE_NAM</text:span><text:span text:style-name="T2">E=</text:span><text:span text:style-name="T3">value</text:span></text:p>
            <text:p text:style-name="P5"><text:span text:style-name="T2">$ cat </text:span><text:span text:style-name="T3">input</text:span><text:span text:style-name="T4"> </text:span><text:span text:style-name="T2">| </text:span><text:span text:style-name="T2">python </text:span><text:span text:style-name="T3">application</text:span><text:span text:style-name="T2"> –</text:span><text:span text:style-name="T3">name</text:span><text:span text:style-name="T2">=</text:span><text:span text:style-name="T3">value</text:span><text:span text:style-name="T5"> </text:span><text:span text:style-name="T6">&gt; </text:span><text:span text:style-name="T3">output</text:span></text:p>
            <text:p text:style-name="P6"><text:span text:style-name="T6">$ echo $?</text:span></text:p>
            <text:p text:style-name="P6"><text:span text:style-name="T6">0</text:span></text:p>
          </draw:text-box>
        </draw:frame>
        <draw:frame draw:style-name="gr5" draw:text-style-name="P9" draw:layer="layout" svg:width="12.15cm" svg:height="8.727cm" svg:x="4.6cm" svg:y="12.769cm">
          <draw:text-box>
            <text:list text:style-name="L2">
              <text:list-item>
                <text:p text:style-name="P8"><text:span text:style-name="T3">Install signal handlers</text:span></text:p>
              </text:list-item>
              <text:list-item>
                <text:p text:style-name="P8"><text:span text:style-name="T3">Install pre-runtime services</text:span></text:p>
              </text:list-item>
              <text:list-item>
                <text:p text:style-name="P8"><text:span text:style-name="T3">Extract layer7 args</text:span></text:p>
              </text:list-item>
              <text:list-item>
                <text:p text:style-name="P8"><text:span text:style-name="T3">Extract application args</text:span></text:p>
              </text:list-item>
              <text:list-item>
                <text:p text:style-name="P8"><text:span text:style-name="T3">Resolve context</text:span></text:p>
              </text:list-item>
              <text:list-item>
                <text:p text:style-name="P8"><text:span text:style-name="T3">Start runtime</text:span></text:p>
              </text:list-item>
              <text:list-item>
                <text:p text:style-name="P8"><text:span text:style-name="T3">Create root</text:span></text:p>
              </text:list-item>
              <text:list-item>
                <text:p text:style-name="P8"><text:span text:style-name="T3">Root creates main</text:span></text:p>
              </text:list-item>
              <text:list-item>
                <text:p text:style-name="P8"><text:span text:style-name="T3">Main completes with value</text:span></text:p>
              </text:list-item>
              <text:list-item>
                <text:p text:style-name="P8"><text:span text:style-name="T3">Teardown network</text:span></text:p>
              </text:list-item>
              <text:list-item>
                <text:p text:style-name="P8"><text:span text:style-name="T3">Teardown processes</text:span></text:p>
              </text:list-item>
              <text:list-item>
                <text:p text:style-name="P8"><text:span text:style-name="T3">Encode value on stdout</text:span></text:p>
              </text:list-item>
              <text:list-item>
                <text:p text:style-name="P8"><text:span text:style-name="T3">Exit with 0 or error</text:span></text:p>
              </text:list-item>
            </text:list>
          </draw:text-box>
        </draw:frame>
        <draw:path draw:style-name="gr6" draw:text-style-name="P10" draw:layer="layout" svg:width="10.593cm" svg:height="6.165cm" draw:transform="rotate (1.89246050793745) translate (1.9999999564211cm 25.8500000145221cm)" svg:viewBox="0 0 10594 6166" svg:d="M0 0c7115-1 10594 6166 10594 6166">
          <text:p/>
        </draw:path>
        <draw:path draw:style-name="gr7" draw:text-style-name="P10" draw:layer="layout" svg:width="5.354cm" svg:height="10.046cm" draw:transform="skewX (-6.923438533166E-017) rotate (2.31622645032167) translate (4.5cm 17.1cm)" svg:viewBox="0 0 5355 10047" svg:d="M0 0c4423 0 5355 10047 5355 10047">
          <text:p/>
        </draw:path>
        <draw:path draw:style-name="gr8" draw:text-style-name="P10" draw:layer="layout" svg:width="1.78cm" svg:height="8.453cm" draw:transform="skewX (-0.277856416917497) rotate (-0.616799357654796) translate (16.4230556573922cm 10.0587723855435cm)" svg:viewBox="0 0 1781 8454" svg:d="M503 0c3144 0-503 8454-503 8454">
          <text:p/>
        </draw:path>
        <draw:path draw:style-name="gr8" draw:text-style-name="P10" draw:layer="layout" svg:width="2.957cm" svg:height="7.838cm" draw:transform="skewX (0.0989601685880785) rotate (-1.01281456493231) translate (11.3461089924062cm 21.0999999787531cm)" svg:viewBox="0 0 2958 7839" svg:d="M0 0c2358-1 2958 7839 2958 7839">
          <text:p/>
        </draw:path>
        <draw:path draw:style-name="gr9" draw:text-style-name="P10" draw:layer="layout" svg:width="5.998cm" svg:height="4.444cm" draw:transform="skewX (0.056025068989018) rotate (-0.200363798128949) translate (12.5000000000614cm 20.3499999997656cm)" svg:viewBox="0 0 5999 4445" svg:d="M0 0c3316 0 5999 4445 5999 4445">
          <text:p/>
        </draw:path>
        <draw:custom-shape draw:style-name="gr10" draw:text-style-name="P11" draw:layer="layout" svg:width="0.25cm" svg:height="0.25cm" svg:x="2cm" svg:y="25.7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25cm" svg:height="0.25cm" svg:x="4.401cm" svg:y="17.0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25cm" svg:height="0.25cm" svg:x="16.701cm" svg:y="10.1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25cm" svg:height="0.25cm" svg:x="12.401cm" svg:y="20.2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25cm" svg:height="0.25cm" svg:x="11.301cm" svg:y="20.9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7.25cm" svg:height="3.6cm" svg:x="9cm" svg:y="6.75cm">
          <draw:text-box>
            <text:p text:style-name="P13"><text:span text:style-name="T7">def </text:span><text:span text:style-name="T8">main</text:span><text:span text:style-name="T7">(self):</text:span></text:p>
            <text:p text:style-name="P13"><text:span text:style-name="T7"><text:s text:c="2"/></text:span><text:span text:style-name="T7">q = Enquiry()</text:span></text:p>
            <text:p text:style-name="P13"><text:span text:style-name="T7"><text:s text:c="2"/></text:span><text:span text:style-name="T7">a = self.parent</text:span></text:p>
            <text:p text:style-name="P13"><text:span text:style-name="T7"><text:s text:c="2"/></text:span><text:span text:style-name="T7">self.send(q, a)</text:span></text:p>
            <text:p text:style-name="P13"><text:span text:style-name="T7"><text:s text:c="2"/></text:span><text:span text:style-name="T7">r = self.select()</text:span></text:p>
            <text:p text:style-name="P13"><text:span text:style-name="T7"><text:s text:c="2"/></text:span><text:span text:style-name="T7">return r</text:span></text:p>
          </draw:text-box>
        </draw:frame>
        <draw:path draw:style-name="gr6" draw:text-style-name="P10" draw:layer="layout" svg:width="10.593cm" svg:height="6.165cm" draw:transform="rotate (1.89246050793745) translate (2.0009999564211cm 25.8500000145221cm)" svg:viewBox="0 0 10594 6166" svg:d="M0 0c7115-1 10594 6166 10594 6166">
          <text:p/>
        </draw:path>
        <draw:path draw:style-name="gr13" draw:text-style-name="P10" draw:layer="layout" svg:width="6.754cm" svg:height="7.713cm" draw:transform="rotate (2.44677707837085) translate (4.74999999432804cm 26.1000000068053cm)" svg:viewBox="0 0 6755 7714" svg:d="M0 0c3905 0 6755 7714 6755 7714">
          <text:p/>
        </draw:path>
        <draw:custom-shape draw:style-name="gr10" draw:text-style-name="P11" draw:layer="layout" svg:width="0.25cm" svg:height="0.25cm" svg:x="4.501cm" svg:y="25.9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5" draw:layer="layout" svg:width="8.672cm" svg:height="0.962cm" svg:x="7cm" svg:y="1.75cm">
          <draw:text-box>
            <text:p>LAYER-CAKE - A PROCESS</text:p>
          </draw:text-box>
        </draw:frame>
        <draw:frame draw:style-name="gr15" draw:text-style-name="P17" draw:layer="layout" svg:width="8cm" svg:height="1.991cm" svg:x="1.75cm" svg:y="10.7cm">
          <draw:text-box>
            <text:p text:style-name="P16">(process control using networks instead of signals, for platform independence?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" svg:font-family="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3T15:10:52.408217777</meta:creation-date>
    <dc:date>2024-12-19T05:42:55.249444743</dc:date>
    <meta:editing-duration>P2DT21H59M48S</meta:editing-duration>
    <meta:editing-cycles>3</meta:editing-cycles>
    <meta:generator>LibreOffice/7.3.7.2$Linux_X86_64 LibreOffice_project/30$Build-2</meta:generator>
    <meta:document-statistic meta:object-count="24"/>
  </office:meta>
</office:document-meta>
</file>